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79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16.88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45.91mm"/>
    </style:style>
    <style:style style:name="co9" style:family="table-column">
      <style:table-column-properties fo:break-before="auto" style:column-width="62.62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7.07mm"/>
    </style:style>
    <style:style style:name="co12" style:family="table-column">
      <style:table-column-properties fo:break-before="auto" style:column-width="8.52mm"/>
    </style:style>
    <style:style style:name="co13" style:family="table-column">
      <style:table-column-properties fo:break-before="auto" style:column-width="7.8mm"/>
    </style:style>
    <style:style style:name="co14" style:family="table-column">
      <style:table-column-properties fo:break-before="auto" style:column-width="5.26mm"/>
    </style:style>
    <style:style style:name="co15" style:family="table-column">
      <style:table-column-properties fo:break-before="auto" style:column-width="4.89mm"/>
    </style:style>
    <style:style style:name="co16" style:family="table-column">
      <style:table-column-properties fo:break-before="auto" style:column-width="5.98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no-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/>
    <style:style style:name="ce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Forest Goblin Warband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upkeep</text:p>
          </table:table-cell>
          <table:table-cell table:style-name="ce1" office:value-type="string" calcext:value-type="string">
            <text:p>start XP</text:p>
          </table:table-cell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weapon cost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skill list</text:p>
          </table:table-cell>
          <table:table-cell table:style-name="ce1" office:value-type="string" calcext:value-type="string">
            <text:p>cost su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A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ieftai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e dagger, Compound Short bow, Boss pole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leader</text:p>
          </table:table-cell>
          <table:table-cell office:value-type="string" calcext:value-type="string">
            <text:p>combat, shooting, academic, speed</text:p>
          </table:table-cell>
          <table:table-cell table:style-name="ce7" table:formula="of:=([.G4]+[.C4])*[.A4]" office:value-type="float" office:value="80" calcext:value-type="float">
            <text:p>8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rav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 dagger, Compound Short bow, Spear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animosity (removable)</text:p>
          </table:table-cell>
          <table:table-cell office:value-type="string" calcext:value-type="string">
            <text:p>combat, shooting, speed</text:p>
          </table:table-cell>
          <table:table-cell table:style-name="ce7" table:formula="of:=([.G5]+[.C5])*[.A5]" office:value-type="float" office:value="105" calcext:value-type="float">
            <text:p>10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rav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 dagger, Short bow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animosity (removable)</text:p>
          </table:table-cell>
          <table:table-cell office:value-type="string" calcext:value-type="string">
            <text:p>combat, shooting, speed</text:p>
          </table:table-cell>
          <table:table-cell table:style-name="ce7" table:formula="of:=([.G6]+[.C6])*[.A6]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aman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 dagger, Magic Gubbinz</text:p>
          </table:table-cell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magic user [Wind of Gork]</text:p>
          </table:table-cell>
          <table:table-cell office:value-type="string" calcext:value-type="string">
            <text:p>academic, speed</text:p>
          </table:table-cell>
          <table:table-cell table:style-name="ce7" table:formula="of:=([.G7]+[.C7])*[.A7]" office:value-type="float" office:value="70" calcext:value-type="float">
            <text:p>7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orest Gobli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gger, Free dagger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nimosity</text:p>
          </table:table-cell>
          <table:table-cell/>
          <table:table-cell table:style-name="ce7" table:formula="of:=([.G8]+[.C8])*[.A8]" office:value-type="float" office:value="51" calcext:value-type="float">
            <text:p>5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luggas (5 max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rown weapon, Free dagger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animosity, sluggas</text:p>
          </table:table-cell>
          <table:table-cell/>
          <table:table-cell table:style-name="ce7" table:formula="of:=([.G9]+[.C9])*[.A9]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Red toof Boyz (5 max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ub, Free dagger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Animosity, berserkers</text:p>
          </table:table-cell>
          <table:table-cell/>
          <table:table-cell table:style-name="ce7" table:formula="of:=([.G10]+[.C10])*[.A10]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iagantic Spide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ear, Large monster, Posionous, Native, Non-sentient (stupid), May ride, Tough</text:p>
          </table:table-cell>
          <table:table-cell/>
          <table:table-cell table:style-name="ce7" table:formula="of:=([.G11]+[.C11])*[.A11]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Giant Spider Mount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poisoned attack, wall walk, can not wear barding</text:p>
          </table:table-cell>
          <table:table-cell/>
          <table:table-cell table:style-name="ce7" table:formula="of:=([.G12]+[.C12])*[.A12]" office:value-type="float" office:value="180" calcext:value-type="float">
            <text:p>18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 calcext:value-type="string">
            <text:p>wb rating</text:p>
          </table:table-cell>
          <table:table-cell table:style-name="ce1" table:formula="of:=[.A4]*[.E4]+[.A5]*[.E5]+[.A7]*[.E7]+SUM([.A4:.A10])*5+[.A11]*10+[.A12]*20+[.A6]*[.E6]" office:value-type="float" office:value="161" calcext:value-type="float">
            <text:p>161</text:p>
          </table:table-cell>
          <table:table-cell/>
          <table:table-cell office:value-type="string" calcext:value-type="string">
            <text:p>routtest</text:p>
          </table:table-cell>
          <table:table-cell table:style-name="ce1" table:formula="of:=ROUNDUP([.G14]/4)" office:value-type="float" office:value="2" calcext:value-type="float">
            <text:p>2</text:p>
          </table:table-cell>
          <table:table-cell table:style-name="ce4" table:formula="of:=[.A10]+[.A9]+[.A8]+[.A7]+[.A5]+[.A4]+[.A11]+[.A6]" office:value-type="float" office:value="8" calcext:value-type="float">
            <text:p>8</text:p>
          </table:table-cell>
          <table:table-cell table:number-columns-repeated="2"/>
          <table:table-cell table:style-name="ce2" table:formula="of:=SUM([.J4:.J12])" office:value-type="float" office:value="486" calcext:value-type="float">
            <text:p>486</text:p>
          </table:table-cell>
          <table:table-cell table:formula="of:=500-[.J14]" office:value-type="float" office:value="14" calcext:value-type="float">
            <text:p>14</text:p>
          </table:table-cell>
          <table:table-cell table:number-columns-repeated="9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 calcext:value-type="string">
            <text:p>Magic Gubbinz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 table:number-columns-spanned="3" table:number-rows-spanned="1">
            <text:p>D6=4+ reroll magic difficulty test</text:p>
          </table:table-cell>
          <table:covered-table-cell table:number-columns-repeated="2"/>
          <table:table-cell table:formula="of:=[.$K$14]-[.C16]" office:value-type="float" office:value="-36" calcext:value-type="float">
            <text:p>-36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Spider Poi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 table:number-columns-spanned="3" table:number-rows-spanned="1">
            <text:p>Permanently add +1 to injury roll</text:p>
          </table:table-cell>
          <table:covered-table-cell table:number-columns-repeated="2"/>
          <table:table-cell table:formula="of:=[.$K$14]-[.C17]" office:value-type="float" office:value="-11" calcext:value-type="float">
            <text:p>-1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Blow pip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1; OOA on hit 6</text:p>
          </table:table-cell>
          <table:table-cell table:number-columns-repeated="2"/>
          <table:table-cell table:formula="of:=[.$K$14]-[.C18]" office:value-type="float" office:value="-11" calcext:value-type="float">
            <text:p>-11</text:p>
          </table:table-cell>
          <table:table-cell table:number-columns-repeated="13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office:value-type="string" calcext:value-type="string">
            <text:p>&lt;50%</text:p>
          </table:table-cell>
          <table:table-cell table:formula="of:=[.$C$14]+([.$C$14]*50%)" office:value-type="float" office:value="241.5" calcext:value-type="float">
            <text:p>241,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]/2" office:value-type="float" office:value="80.5" calcext:value-type="float">
            <text:p>80,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&lt;75%</text:p>
          </table:table-cell>
          <table:table-cell table:formula="of:=[.$C$14]+([.$C$14]*75%)" office:value-type="float" office:value="281.75" calcext:value-type="float">
            <text:p>281,75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&lt;100%</text:p>
          </table:table-cell>
          <table:table-cell table:formula="of:=[.$C$14]+([.$C$14]*100%)"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&lt;150%</text:p>
          </table:table-cell>
          <table:table-cell table:formula="of:=[.$C$14]+([.$C$14]*150%)" office:value-type="float" office:value="402.5" calcext:value-type="float">
            <text:p>402,5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&lt;300%</text:p>
          </table:table-cell>
          <table:table-cell table:formula="of:=[.$C$14]+([.$C$14]*300%)" office:value-type="float" office:value="644" calcext:value-type="float">
            <text:p>644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2" table:number-rows-repeated="5">
          <table:table-cell table:number-columns-repeated="20"/>
        </table:table-row>
        <table:table-row table:style-name="ro2">
          <table:table-cell/>
          <table:table-cell office:value-type="string" calcext:value-type="string">
            <text:p>Spider Poison</text:p>
          </table:table-cell>
          <table:table-cell office:value-type="string" calcext:value-type="string">
            <text:p>Spear</text:p>
          </table:table-cell>
          <table:table-cell office:value-type="float" office:value="3" calcext:value-type="float">
            <text:p>3</text:p>
          </table:table-cell>
          <table:table-cell table:formula="of:=[.D31]*[.$C$17]" office:value-type="float" office:value="75" calcext:value-type="float">
            <text:p>75</text:p>
          </table:table-cell>
          <table:table-cell/>
          <table:table-cell office:value-type="string" calcext:value-type="string">
            <text:p>Mit den berittenen Einheiten auf Häuser klettern und dann die Feinde beschießen.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hort Bow</text:p>
          </table:table-cell>
          <table:table-cell office:value-type="float" office:value="4" calcext:value-type="float">
            <text:p>4</text:p>
          </table:table-cell>
          <table:table-cell table:formula="of:=[.D32]*[.$C$17]" office:value-type="float" office:value="100" calcext:value-type="float">
            <text:p>100</text:p>
          </table:table-cell>
          <table:table-cell/>
          <table:table-cell office:value-type="string" calcext:value-type="string">
            <text:p>Gigantic spider kaufen und dann den Boss drauf reiten lassen.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anner</text:p>
          </table:table-cell>
          <table:table-cell office:value-type="float" office:value="1" calcext:value-type="float">
            <text:p>1</text:p>
          </table:table-cell>
          <table:table-cell table:formula="of:=[.D33]*[.$C$17]" office:value-type="float" office:value="25" calcext:value-type="float">
            <text:p>25</text:p>
          </table:table-cell>
          <table:table-cell/>
          <table:table-cell office:value-type="string" calcext:value-type="string">
            <text:p>Dann den Schamane auf eine Giant Spider setzen.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Thrown weapon</text:p>
          </table:table-cell>
          <table:table-cell office:value-type="float" office:value="1" calcext:value-type="float">
            <text:p>1</text:p>
          </table:table-cell>
          <table:table-cell table:formula="of:=[.D34]*[.$C$17]" office:value-type="float" office:value="25" calcext:value-type="float">
            <text:p>25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lub</text:p>
          </table:table-cell>
          <table:table-cell office:value-type="float" office:value="0" calcext:value-type="float">
            <text:p>0</text:p>
          </table:table-cell>
          <table:table-cell table:formula="of:=[.D35]*[.$C$17]" office:value-type="float" office:value="0" calcext:value-type="float">
            <text:p>0</text:p>
          </table:table-cell>
          <table:table-cell/>
          <table:table-cell office:value-type="string" calcext:value-type="string">
            <text:p>Sinnvolle rare items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pider Poison</text:p>
          </table:table-cell>
          <table:table-cell office:value-type="float" office:value="4" calcext:value-type="float">
            <text:p>4</text:p>
          </table:table-cell>
          <table:table-cell table:formula="of:=[.C17]*[.D36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war horn (+1Ld)</text:p>
          </table:table-cell>
          <table:table-cell table:number-columns-repeated="12"/>
        </table:table-row>
        <table:table-row table:style-name="ro2">
          <table:table-cell table:number-columns-repeated="4"/>
          <table:table-cell table:formula="of:=SUM([.E31:.E36])"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rabbit foot (reroll a dice)</text:p>
          </table:table-cell>
          <table:table-cell table:number-columns-repeated="12"/>
        </table:table-row>
        <calcext:conditional-formats>
          <calcext:conditional-format calcext:target-range-address="Sheet1.J4:Sheet1.J1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4:Sheet1.T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G4:Sheet1.G1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.00.0000</text:date>, <text:time style:data-style-name="N2" text:time-value="20:35:52.663176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2:00:03.313566649</meta:creation-date>
    <dc:date>2019-03-26T20:45:51.213916600</dc:date>
    <meta:editing-duration>PT4H24M56S</meta:editing-duration>
    <meta:editing-cycles>58</meta:editing-cycles>
    <meta:generator>LibreOffice/6.1.5.2$Linux_x86 LibreOffice_project/10$Build-2</meta:generator>
    <meta:document-statistic meta:table-count="1" meta:cell-count="255" meta:object-count="0"/>
  </office:meta>
</office:document-meta>
</file>